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91cm"/>
    </style:style>
    <style:style style:name="co3" style:family="table-column">
      <style:table-column-properties fo:break-before="auto" style:column-width="1.376cm"/>
    </style:style>
    <style:style style:name="co4" style:family="table-column">
      <style:table-column-properties fo:break-before="auto" style:column-width="0.967cm"/>
    </style:style>
    <style:style style:name="co5" style:family="table-column">
      <style:table-column-properties fo:break-before="auto" style:column-width="1.1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none"/>
    </style:style>
    <style:style style:name="ce2" style:family="table-cell" style:parent-style-name="Default">
      <style:table-cell-properties fo:background-color="#e6e6e6" fo:border="0.002cm solid #000000"/>
    </style:style>
    <style:style style:name="ce3" style:family="table-cell" style:parent-style-name="a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5" table:default-cell-style-name="Default"/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id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string">
            <text:p>wyjscie</text:p>
          </table:table-cell>
          <table:table-cell office:value-type="string">
            <text:p>opis</text:p>
          </table:table-cell>
          <table:table-cell office:value-type="string">
            <text:p>plansza testow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liczba kloc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2"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łacznik</text:p>
          </table:table-cell>
          <table:table-cell office:value-type="string">
            <text:p>;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string</text:p>
          </table:table-cell>
          <table:table-cell table:formula="of:=CONCATENATE([.I1];[.I4];[.I2];[.I4];[.I3];[.I4];[.A1];[.I4];[.B1];[.I4];[.C1];[.I4];[.D1];[.I4];[.E1];[.I4];[.F1];[.I4];[.A2];[.I4];[.B2];[.I4];[.C2];[.I4];[.D2];[.I4];[.E2];[.I4];[.F2];[.I4];[.A3];[.I4];[.B3];[.I4];[.C3];[.I4];[.D3];[.I4];[.E3];[.I4];[.F3];[.I4];[.A4];[.I4];[.B4];[.I4];[.C4];[.I4];[.D4];[.I4];[.E4];[.I4];[.F4];[.I4];[.A5];[.I4];[.B5];[.I4];[.C5];[.I4];[.D5];[.I4];[.E5];[.I4];[.F5];[.I4];[.A6];[.I4];[.B6];[.I4];[.C6];[.I4];[.D6];[.I4];[.E6];[.I4];[.F6])" office:value-type="string" office:string-value="5;plansza testowa;8;-1;-1;1;2;3;3;-1;-1;1;2;4;-1;0;0;1;2;4;-1;-1;7;-1;-1;5;-1;-1;7;6;6;5;-1;-1;-1;-1;-1;-1;-1">
            <text:p>5;plansza testowa;8;-1;-1;1;2;3;3;-1;-1;1;2;4;-1;0;0;1;2;4;-1;-1;7;-1;-1;5;-1;-1;7;6;6;5;-1;-1;-1;-1;-1;-1;-1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-1">
            <text:p>-1</text:p>
          </table:table-cell>
          <table:table-cell table:number-columns-repeated="7"/>
        </table:table-row>
        <table:table-row table:style-name="ro1"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kod planszy</text:p>
          </table:table-cell>
          <table:table-cell table:number-columns-repeated="12"/>
        </table:table-row>
        <table:table-row table:style-name="ro3">
          <table:table-cell table:style-name="ce2" table:formula="of:=[.I5]" office:value-type="string" office:string-value="5;plansza testowa;8;-1;-1;1;2;3;3;-1;-1;1;2;4;-1;0;0;1;2;4;-1;-1;7;-1;-1;5;-1;-1;7;6;6;5;-1;-1;-1;-1;-1;-1;-1" table:number-columns-spanned="12" table:number-rows-spanned="1">
            <text:p>5;plansza testowa;8;-1;-1;1;2;3;3;-1;-1;1;2;4;-1;0;0;1;2;4;-1;-1;7;-1;-1;5;-1;-1;7;6;6;5;-1;-1;-1;-1;-1;-1;-1</text:p>
          </table:table-cell>
          <table:covered-table-cell table:number-columns-repeated="11"/>
          <table:table-cell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6"/>
          <table:table-cell table:style-name="ce4"/>
          <table:table-cell table:number-columns-repeated="6"/>
        </table:table-row>
        <table:table-row table:style-name="ro1">
          <table:table-cell table:number-columns-repeated="6"/>
          <table:table-cell table:style-name="ce4"/>
          <table:table-cell table:number-columns-repeated="6" office:value-type="float" office:value="-1">
            <text:p>-1</text:p>
          </table:table-cell>
        </table:table-row>
        <table:table-row table:style-name="ro1">
          <table:table-cell table:number-columns-repeated="6"/>
          <table:table-cell table:style-name="ce4"/>
          <table:table-cell table:number-columns-repeated="6" office:value-type="float" office:value="-1">
            <text:p>-1</text:p>
          </table:table-cell>
        </table:table-row>
        <table:table-row table:style-name="ro1">
          <table:table-cell table:number-columns-repeated="6"/>
          <table:table-cell table:style-name="ce4"/>
          <table:table-cell table:number-columns-repeated="6" office:value-type="float" office:value="-1">
            <text:p>-1</text:p>
          </table:table-cell>
        </table:table-row>
        <table:table-row table:style-name="ro1">
          <table:table-cell table:number-columns-repeated="6"/>
          <table:table-cell table:style-name="ce4"/>
          <table:table-cell table:number-columns-repeated="6" office:value-type="float" office:value="-1">
            <text:p>-1</text:p>
          </table:table-cell>
        </table:table-row>
        <table:table-row table:style-name="ro1">
          <table:table-cell table:number-columns-repeated="6"/>
          <table:table-cell table:style-name="ce4"/>
          <table:table-cell table:number-columns-repeated="6" office:value-type="float" office:value="-1">
            <text:p>-1</text:p>
          </table:table-cell>
        </table:table-row>
        <table:table-row table:style-name="ro1">
          <table:table-cell table:style-name="ce3"/>
          <table:table-cell table:style-name="ce4" table:number-columns-repeated="6"/>
          <table:table-cell table:number-columns-repeated="6" office:value-type="float" office:value="-1">
            <text:p>-1</text:p>
          </table:table-cell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5" office:value-type="string">
            <text:p>7</text:p>
          </table:table-cell>
          <table:table-cell table:style-name="ce5" office:value-type="string">
            <text:p>8</text:p>
          </table:table-cell>
          <table:table-cell table:style-name="ce5" office:value-type="string">
            <text:p>9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11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5" office:value-type="string">
            <text:p>12</text:p>
          </table:table-cell>
          <table:table-cell table:style-name="ce5" office:value-type="string">
            <text:p>13</text:p>
          </table:table-cell>
          <table:table-cell table:style-name="ce5" office:value-type="string">
            <text:p>14</text:p>
          </table:table-cell>
          <table:table-cell table:style-name="ce5" office:value-type="string">
            <text:p>15</text:p>
          </table:table-cell>
          <table:table-cell table:style-name="ce5" office:value-type="string">
            <text:p>16</text:p>
          </table:table-cell>
          <table:table-cell table:style-name="ce5" office:value-type="string">
            <text:p>17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5" office:value-type="string">
            <text:p>18</text:p>
          </table:table-cell>
          <table:table-cell table:style-name="ce5" office:value-type="string">
            <text:p>19</text:p>
          </table:table-cell>
          <table:table-cell table:style-name="ce5" office:value-type="string">
            <text:p>20</text:p>
          </table:table-cell>
          <table:table-cell table:style-name="ce5" office:value-type="string">
            <text:p>21</text:p>
          </table:table-cell>
          <table:table-cell table:style-name="ce5" office:value-type="string">
            <text:p>22</text:p>
          </table:table-cell>
          <table:table-cell table:style-name="ce5" office:value-type="string">
            <text:p>23</text:p>
          </table:table-cell>
          <table:table-cell table:number-columns-repeated="7"/>
        </table:table-row>
        <table:table-row table:style-name="ro1">
          <table:table-cell table:style-name="ce5" office:value-type="string">
            <text:p>24</text:p>
          </table:table-cell>
          <table:table-cell table:style-name="ce5" office:value-type="string">
            <text:p>25</text:p>
          </table:table-cell>
          <table:table-cell table:style-name="ce5" office:value-type="string">
            <text:p>26</text:p>
          </table:table-cell>
          <table:table-cell table:style-name="ce5" office:value-type="string">
            <text:p>27</text:p>
          </table:table-cell>
          <table:table-cell table:style-name="ce5" office:value-type="string">
            <text:p>28</text:p>
          </table:table-cell>
          <table:table-cell table:style-name="ce5" office:value-type="string">
            <text:p>29</text:p>
          </table:table-cell>
          <table:table-cell table:number-columns-repeated="7"/>
        </table:table-row>
        <table:table-row table:style-name="ro1">
          <table:table-cell table:style-name="ce5" office:value-type="string">
            <text:p>30</text:p>
          </table:table-cell>
          <table:table-cell table:style-name="ce5" office:value-type="string">
            <text:p>31</text:p>
          </table:table-cell>
          <table:table-cell table:style-name="ce5" office:value-type="string">
            <text:p>32</text:p>
          </table:table-cell>
          <table:table-cell table:style-name="ce5" office:value-type="string">
            <text:p>33</text:p>
          </table:table-cell>
          <table:table-cell table:style-name="ce5" office:value-type="string">
            <text:p>34</text:p>
          </table:table-cell>
          <table:table-cell table:style-name="ce5" office:value-type="string">
            <text:p>35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-1">
            <text:p>-1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-1">
            <text:p>-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float" office:value="-1">
            <text:p>-1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-1">
            <text:p>-1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-1">
            <text:p>-1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-1">
            <text:p>-1</text:p>
          </table:table-cell>
          <table:table-cell table:number-columns-repeated="7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" style:family="table-cell" style:parent-style-name="Default"/>
    <style:style style:name="b" style:family="table-cell" style:parent-style-name="a">
      <style:table-cell-properties fo:background-color="#ffd32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17.05.2012</text:date>, <text:time>23:24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Such</meta:initial-creator>
    <meta:creation-date>2012-03-31T16:19:42.25</meta:creation-date>
    <dc:date>2012-05-17T23:24:20</dc:date>
    <dc:creator>Jakub Such</dc:creator>
    <meta:editing-duration>PT12H08M16S</meta:editing-duration>
    <meta:editing-cycles>7</meta:editing-cycles>
    <meta:generator>OpenOffice.org/3.2$Win32 OpenOffice.org_project/320m18$Build-9502</meta:generator>
    <meta:document-statistic meta:table-count="3" meta:cell-count="157" meta:object-count="0"/>
  </office:meta>
</office:document-meta>
</file>